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language="es" fo:country="ES" officeooo:rsid="001d24a9" officeooo:paragraph-rsid="001d24a9"/>
    </style:style>
    <style:style style:name="P2" style:family="paragraph" style:parent-style-name="Text_20_body">
      <style:text-properties fo:language="es" fo:country="ES" officeooo:rsid="001d24a9" officeooo:paragraph-rsid="001d24a9"/>
    </style:style>
    <style:style style:name="P3" style:family="paragraph" style:parent-style-name="Text_20_body">
      <style:paragraph-properties fo:text-align="justify" style:justify-single-word="false">
        <style:tab-stops>
          <style:tab-stop style:position="0.4083in"/>
        </style:tab-stops>
      </style:paragraph-properties>
      <style:text-properties fo:language="es" fo:country="ES" officeooo:rsid="001d24a9" officeooo:paragraph-rsid="001d24a9"/>
    </style:style>
    <style:style style:name="P4" style:family="paragraph" style:parent-style-name="Heading">
      <style:text-properties fo:language="es" fo:country="ES"/>
    </style:style>
    <style:style style:name="P5" style:family="paragraph" style:parent-style-name="Text_20_body">
      <style:text-properties fo:language="es" fo:country="ES" officeooo:paragraph-rsid="001d24a9"/>
    </style:style>
    <style:style style:name="P6" style:family="paragraph" style:parent-style-name="Text_20_body">
      <style:text-properties fo:language="es" fo:country="ES" officeooo:rsid="001e8628" officeooo:paragraph-rsid="001e8628"/>
    </style:style>
    <style:style style:name="P7" style:family="paragraph" style:parent-style-name="Title">
      <style:text-properties fo:language="es" fo:country="ES"/>
    </style:style>
    <style:style style:name="P8" style:family="paragraph" style:parent-style-name="Text_20_body">
      <style:text-properties officeooo:paragraph-rsid="001d24a9"/>
    </style:style>
    <style:style style:name="P9" style:family="paragraph" style:parent-style-name="Heading">
      <style:text-properties officeooo:rsid="0022270f" officeooo:paragraph-rsid="0022270f"/>
    </style:style>
    <style:style style:name="P10" style:family="paragraph" style:parent-style-name="Heading_20_4">
      <style:text-properties fo:language="es" fo:country="ES" officeooo:rsid="001d24a9" officeooo:paragraph-rsid="001d24a9"/>
    </style:style>
    <style:style style:name="P11" style:family="paragraph" style:parent-style-name="Heading_20_4">
      <style:text-properties officeooo:rsid="002038dd" officeooo:paragraph-rsid="002038dd"/>
    </style:style>
    <style:style style:name="P12" style:family="paragraph" style:parent-style-name="Text_20_body">
      <style:paragraph-properties fo:text-align="justify" style:justify-single-word="false"/>
      <style:text-properties officeooo:paragraph-rsid="0022270f"/>
    </style:style>
    <style:style style:name="T1" style:family="text">
      <style:text-properties officeooo:rsid="001d24a9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d24a9"/>
    </style:style>
    <style:style style:name="T4" style:family="text">
      <style:text-properties fo:language="es" fo:country="ES" fo:font-style="italic"/>
    </style:style>
    <style:style style:name="T5" style:family="text">
      <style:text-properties fo:language="es" fo:country="ES" fo:font-weight="bold"/>
    </style:style>
    <style:style style:name="T6" style:family="text">
      <style:text-properties officeooo:rsid="001d8a5c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d8a5c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0568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0568" fo:background-color="transparent" loext:char-shading-value="0" style:font-size-asian="12pt" style:font-size-complex="12pt"/>
    </style:style>
    <style:style style:name="T10" style:family="text">
      <style:text-properties officeooo:rsid="0022270f"/>
    </style:style>
    <style:style style:name="T11" style:family="text">
      <style:text-properties officeooo:rsid="002370b6"/>
    </style:style>
    <style:style style:name="T12" style:family="text">
      <style:text-properties officeooo:rsid="0023f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1">TFG</text:span></text:p>
      <text:h text:style-name="P10" text:outline-level="4">Reunion Miercoles 28 de Febrero</text:h>
      <text:p text:style-name="P2">Seleccion de articulos que leer</text:p>
      <text:p text:style-name="P8"><text:span text:style-name="T3">1. </text:span><text:span text:style-name="T2">Jiang, S., Britt, K.A., McCaskey, A.J. </text:span><text:span text:style-name="T4">et al.</text:span><text:span text:style-name="T2"> Quantum Annealing for Prime Factorization. </text:span><text:span text:style-name="T4">Sci Rep</text:span><text:span text:style-name="T2"> </text:span><text:span text:style-name="T5">8</text:span><text:span text:style-name="T2">, 17667 (2018). </text:span><text:a xlink:type="simple" xlink:href="https://doi.org/10.1038/s41598-018-36058-zç" text:style-name="Internet_20_link" text:visited-style-name="Visited_20_Internet_20_Link"><text:span text:style-name="T2">https://doi.org/10.1038/s41598-018-36058-z</text:span></text:a><text:a xlink:type="simple" xlink:href="https://doi.org/10.1038/s41598-018-36058-zç" text:style-name="Internet_20_link" text:visited-style-name="Visited_20_Internet_20_Link"><text:span text:style-name="T3">ç</text:span></text:a></text:p>
      <text:p text:style-name="P8"><text:span text:style-name="T3">2. </text:span><text:span text:style-name="T2">Jun, K., Lee, H. HUBO and QUBO models for prime factorization. </text:span><text:span text:style-name="T4">Sci Rep</text:span><text:span text:style-name="T2"> </text:span><text:span text:style-name="T5">13</text:span><text:span text:style-name="T2">, 10080 (2023). </text:span><text:a xlink:type="simple" xlink:href="https://doi.org/10.1038/s41598-023-36813-x" text:style-name="Internet_20_link" text:visited-style-name="Visited_20_Internet_20_Link"><text:span text:style-name="T2">https://doi.org/10.1038/s41598-023-36813-x</text:span></text:a></text:p>
      <text:p text:style-name="P8"><text:span text:style-name="T3">3. </text:span><text:span text:style-name="T2">Ding, J., Spallitta, G. &amp; Sebastiani, R. Effective prime factorization via quantum annealing by modular locally-structured embedding. </text:span><text:span text:style-name="T4">Sci Rep</text:span><text:span text:style-name="T2"> </text:span><text:span text:style-name="T5">14</text:span><text:span text:style-name="T2">, 3518 (2024). </text:span><text:a xlink:type="simple" xlink:href="https://doi.org/10.1038/s41598-024-53708-7" text:style-name="Internet_20_link" text:visited-style-name="Visited_20_Internet_20_Link"><text:span text:style-name="T2">https://doi.org/10.1038/s41598-024-53708-7</text:span></text:a></text:p>
      <text:p text:style-name="P5"/>
      <text:h text:style-name="P10" text:outline-level="4">Reunion Jueves 7 de Marzo</text:h>
      <text:p text:style-name="P2">Revision codigo y su funcionamiento. </text:p>
      <text:p text:style-name="P1">QUBO_HUBO</text:p>
      <text:p text:style-name="P3">Tras pasar el codigo de las imagenes proporcionadas en el zip, tenemos dos jupyter notebooks principales. Uno donde trabaja sobre el algoritmo base, teoricamente alcanzando un maximo de 10111 x 10133 <text:span text:style-name="T6">= </text:span><text:span text:style-name="T7">102454763. No se puede probar por temas de falta de computacion. El otro cuaderno usa subrangos Hamiltonianos para numeros mayores que 1000000. El algoritmo “funciona”. Proporciona varias soluciones y entre ellas aparecen los factores correctos. Es decir, si probasemos a dividir entre las soluciones obtendriamos los factores primos. </text:span><text:span text:style-name="T8">Proba</text:span><text:span text:style-name="T9">mos con 1000133 y 1000003</text:span></text:p>
      <text:p text:style-name="P4">MULTIPLIER</text:p>
      <text:p text:style-name="P6">Contiene mucha informacion sobre el proceso y resultados de las pruebas pero aparentemente, según la informacion en el zip, el numero mas grande factorizado es 59989</text:p>
      <text:h text:style-name="P11" text:outline-level="4">Semana 7 Marzo – 14 Marzo</text:h>
      <text:p text:style-name="P9">QUBO_HUBO</text:p>
      <text:p text:style-name="P12"><text:span text:style-name="T10">Prueba a intentar adaptar el codigo para lanzarlo en un ordenador adiabatico real. Tambien, encuentro que la funcion </text:span>ExactPolySolver<text:span text:style-name="T10">() funciona despacio cuando hay 18 o mas variables presentes </text:span><text:span text:style-name="T12">(alrededor de 28 presentes)</text:span><text:span text:style-name="T10">, </text:span><text:span text:style-name="T11">por lo tanto para los numeros propuestos 10111 y 10133 se necesataria mas poder de computac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1:54:46.579623373</meta:creation-date>
    <dc:date>2024-03-08T13:56:35.210853753</dc:date>
    <meta:editing-duration>PT20M3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50" meta:character-count="1727" meta:non-whitespace-character-count="1489"/>
  </office:meta>
</office:document-meta>
</file>